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text-underline-style="none"/>
    </style:style>
    <style:style style:name="P15" style:family="paragraph" style:parent-style-name="Code">
      <style:text-properties style:use-window-font-color="true" fo:font-weight="bold" style:font-weight-asian="bold" style:font-weight-complex="bold"/>
    </style:style>
    <style:style style:name="P16" style:family="paragraph" style:parent-style-name="Code">
      <style:text-properties fo:color="#000000"/>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8pt" fo:language="en" fo:country="US" style:font-size-asian="8pt" style:font-size-complex="8pt"/>
    </style:style>
    <style:style style:name="P22" style:family="paragraph" style:parent-style-name="Text_20_body">
      <style:text-properties style:use-window-font-color="true"/>
    </style:style>
    <style:style style:name="P23" style:family="paragraph" style:parent-style-name="Text_20_body">
      <style:paragraph-properties fo:margin-left="1.251cm" fo:margin-right="0cm" fo:text-indent="0cm" style:auto-text-indent="false"/>
    </style:style>
    <style:style style:name="P24"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25"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26" style:family="paragraph" style:parent-style-name="Code">
      <style:paragraph-properties fo:margin-left="0cm" fo:margin-right="0cm" fo:text-indent="0cm" style:auto-text-indent="false"/>
      <style:text-properties fo:font-size="8pt"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Bibliography_20_1">
      <style:paragraph-properties>
        <style:tab-stops/>
      </style:paragraph-properties>
    </style:style>
    <style:style style:name="P29" style:family="paragraph" style:parent-style-name="Text_20_body">
      <style:text-properties fo:language="en" fo:country="US"/>
    </style:style>
    <style:style style:name="P30" style:family="paragraph" style:parent-style-name="Text_20_body" style:list-style-name="L1">
      <style:text-properties fo:language="en" fo:country="US"/>
    </style:style>
    <style:style style:name="P31" style:family="paragraph" style:parent-style-name="Text_20_body" style:list-style-name="L2">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4">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13">
      <style:text-properties fo:language="en" fo:country="US"/>
    </style:style>
    <style:style style:name="P36" style:family="paragraph" style:parent-style-name="Text_20_body" style:list-style-name="L14">
      <style:text-properties fo:language="en" fo:country="US"/>
    </style:style>
    <style:style style:name="P37" style:family="paragraph" style:parent-style-name="Text_20_body" style:list-style-name="L31">
      <style:text-properties fo:language="en" fo:country="US"/>
    </style:style>
    <style:style style:name="P38" style:family="paragraph" style:parent-style-name="Text_20_body" style:list-style-name="L32">
      <style:text-properties fo:language="en" fo:country="US"/>
    </style:style>
    <style:style style:name="P39" style:family="paragraph" style:parent-style-name="Text_20_body" style:list-style-name="L33">
      <style:text-properties fo:language="en" fo:country="US"/>
    </style:style>
    <style:style style:name="P40" style:family="paragraph" style:parent-style-name="Text_20_body" style:list-style-name="L34">
      <style:text-properties fo:language="en" fo:country="US"/>
    </style:style>
    <style:style style:name="P41" style:family="paragraph" style:parent-style-name="Text_20_body" style:list-style-name="L35">
      <style:text-properties fo:language="en" fo:country="US"/>
    </style:style>
    <style:style style:name="P42" style:family="paragraph" style:parent-style-name="Text_20_body" style:list-style-name="L36">
      <style:text-properties fo:language="en" fo:country="US"/>
    </style:style>
    <style:style style:name="P43" style:family="paragraph" style:parent-style-name="Text_20_body" style:list-style-name="L37">
      <style:text-properties fo:language="en" fo:country="US"/>
    </style:style>
    <style:style style:name="P44" style:family="paragraph" style:parent-style-name="Text_20_body" style:list-style-name="L38">
      <style:text-properties fo:language="en" fo:country="US"/>
    </style:style>
    <style:style style:name="P45" style:family="paragraph" style:parent-style-name="Text_20_body" style:list-style-name="L39">
      <style:text-properties fo:language="en" fo:country="US"/>
    </style:style>
    <style:style style:name="P46" style:family="paragraph" style:parent-style-name="Text_20_body" style:list-style-name="L40">
      <style:text-properties fo:language="en" fo:country="US"/>
    </style:style>
    <style:style style:name="P47" style:family="paragraph" style:parent-style-name="Text_20_body" style:list-style-name="L41">
      <style:text-properties fo:language="en" fo:country="US"/>
    </style:style>
    <style:style style:name="P48" style:family="paragraph" style:parent-style-name="Text_20_body" style:list-style-name="L42">
      <style:text-properties fo:language="en" fo:country="US"/>
    </style:style>
    <style:style style:name="P49" style:family="paragraph" style:parent-style-name="Text_20_body" style:list-style-name="L43">
      <style:text-properties fo:language="en" fo:country="US"/>
    </style:style>
    <style:style style:name="P50" style:family="paragraph" style:parent-style-name="Text_20_body" style:list-style-name="L44">
      <style:text-properties fo:language="en" fo:country="US"/>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44"/>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8"/>
    <style:style style:name="P81" style:family="paragraph" style:parent-style-name="Heading_20_3">
      <style:text-properties fo:language="en" fo:country="US"/>
    </style:style>
    <style:style style:name="P82" style:family="paragraph" style:parent-style-name="Heading_20_1">
      <style:text-properties fo:language="en" fo:country="US"/>
    </style:style>
    <style:style style:name="P83" style:family="paragraph" style:parent-style-name="Heading_20_2">
      <style:text-properties fo:language="en" fo:country="US"/>
    </style:style>
    <style:style style:name="P84" style:family="paragraph" style:parent-style-name="Code">
      <style:text-properties style:use-window-font-color="true"/>
    </style:style>
    <style:style style:name="P85" style:family="paragraph" style:parent-style-name="Code">
      <style:text-properties style:use-window-font-color="true" style:font-name="Courier New1" fo:font-size="8pt" style:font-size-asian="8pt" style:font-size-complex="8pt"/>
    </style:style>
    <style:style style:name="P86" style:family="paragraph" style:parent-style-name="Code" style:list-style-name="L25">
      <style:paragraph-properties fo:margin-left="0cm" fo:margin-right="0cm" fo:text-indent="0cm" style:auto-text-indent="false"/>
      <style:text-properties style:use-window-font-color="true"/>
    </style:style>
    <style:style style:name="P87" style:family="paragraph" style:parent-style-name="Standard" style:list-style-name="L30">
      <style:paragraph-properties fo:margin-left="1.251cm" fo:margin-right="0cm" fo:text-align="start" style:justify-single-word="false" fo:text-indent="0cm" style:auto-text-indent="false" style:text-autospace="none"/>
    </style:style>
    <style:style style:name="P88" style:family="paragraph" style:parent-style-name="Standard" style:list-style-name="L30">
      <style:paragraph-properties fo:margin-left="0cm" fo:margin-right="0cm" fo:text-align="start" style:justify-single-word="false" fo:text-indent="0cm" style:auto-text-indent="false" style:text-autospace="none"/>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fo:color="#000000" fo:font-weight="bold" style:font-weight-asian="bold" style:font-weight-complex="bold"/>
    </style:style>
    <style:style style:name="T17" style:family="text">
      <style:text-properties fo:color="#000000" fo:background-color="transparent"/>
    </style:style>
    <style:style style:name="T18" style:family="text">
      <style:text-properties fo:color="#7f0055" fo:font-weight="bold" style:font-weight-asian="bold" style:font-weight-complex="bold"/>
    </style:style>
    <style:style style:name="T19" style:family="text">
      <style:text-properties style:use-window-font-color="true"/>
    </style:style>
    <style:style style:name="T20" style:family="text">
      <style:text-properties style:use-window-font-color="true" style:font-name="Courier New1" fo:font-size="8pt" fo:background-color="transparent" style:font-name-asian="Consolas" style:font-size-asian="8pt" style:font-name-complex="Consolas" style:font-size-complex="8pt"/>
    </style:style>
    <style:style style:name="T21" style:family="text">
      <style:text-properties style:use-window-font-color="true" fo:language="en" fo:country="US"/>
    </style:style>
    <style:style style:name="T22" style:family="text">
      <style:text-properties style:use-window-font-color="true" fo:background-color="transparent"/>
    </style:style>
    <style:style style:name="T23" style:family="text">
      <style:text-properties style:font-name-asian="Consolas" style:font-name-complex="Consolas"/>
    </style:style>
    <style:style style:name="T24" style:family="text">
      <style:text-properties style:text-underline-style="none"/>
    </style:style>
    <style:style style:name="T25" style:family="text">
      <style:text-properties style:text-underline-style="none" style:font-name-asian="Consolas" style:font-name-complex="Consolas"/>
    </style:style>
    <style:style style:name="T26" style:family="text">
      <style:text-properties fo:color="#0000c0" fo:font-style="italic" style:font-style-asian="italic" style:font-style-complex="italic"/>
    </style:style>
    <style:style style:name="T27" style:family="text">
      <style:text-properties fo:color="#2a00ff"/>
    </style:style>
    <style:style style:name="T28" style:family="text">
      <style:text-properties style:font-name="Courier New1"/>
    </style:style>
    <style:style style:name="T29"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30" style:family="text">
      <style:text-properties style:font-name="Courier New1" style:font-name-asian="Consolas" style:font-name-complex="Consolas"/>
    </style:style>
    <style:style style:name="T31" style:family="text">
      <style:text-properties fo:background-color="transparent"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82" text:outline-level="1">Overwiew</text:h>
      <text:p text:style-name="P17">The project workflow with BYPS has typically the following tasks:</text:p>
      <text:list xml:id="list1638874385465549234" text:style-name="L1">
        <text:list-item>
          <text:p text:style-name="P30">Define interfaces and data structures</text:p>
        </text:list-item>
        <text:list-item>
          <text:p text:style-name="P30">Generate the serialization layer</text:p>
        </text:list-item>
        <text:list-item>
          <text:p text:style-name="P30">Compile the generated code and the target projects</text:p>
        </text:list-item>
      </text:list>
      <text:h text:style-name="P83"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83"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19"><text:s text:c="6"/>&lt;arg value="-genj.dir-ser"/&gt; <text:s text:c="5"/>&lt;arg val</text:span><text:span text:style-name="T22">ue</text:span><text:span text:style-name="T17">="..</text:span><text:a xlink:type="simple" xlink:href="file://taskapp-ser//src-ser">\\taskapp-ser\\src-ser</text:a><text:span text:style-name="T17">"/&gt;</text:span></text:p>
      <text:p text:style-name="Code"><text:span text:style-name="T21"><text:s text:c="6"/></text:span><text:span text:style-name="T20">&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82"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82" text:outline-level="1">Development</text:h>
      <text:p text:style-name="P17">This chapter shows on the basis of an example how to develop programs using BYPS. The application is called “taskapp” and allows to create and list task objects. </text:p>
      <text:p text:style-name="P17">You must have basic Java, JavaScript and HTML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7">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83" text:outline-level="2">Setup Java Development Workspace</text:h>
      <text:p text:style-name="P17">This section creates a workspace with the Java projects for API definition, serialization, web-service, and client application.</text:p>
      <text:list xml:id="list8174895256352078009" text:style-name="L2">
        <text:list-item>
          <text:p text:style-name="P31">Start the Eclipse IDE and enter a new workspace directory. This directory is referred to as “workdir” in the following.</text:p>
        </text:list-item>
        <text:list-item>
          <text:p text:style-name="P31">Click on the workbench symbol in the upper left corner in order to start working.</text:p>
          <text:p text:style-name="P31"><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2576591" text:continue-numbering="true" text:style-name="L2">
        <text:list-item>
          <text:p text:style-name="P31">Click menu “Window – Preferences”, “Java – Installed JREs”, “Add...”, select “Standard VM”:</text:p>
          <text:p text:style-name="P31"><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31">“Next &gt;”, select JDK installation directory and name it “jdk7”:</text:p>
          <text:p text:style-name="P31"><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31">“Finish”, set this JDK as the default Java runtime to be used:</text:p>
        </text:list-item>
        <text:list-item>
          <text:p text:style-name="P31"><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31"><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31">“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2560940" text:continue-numbering="true" text:style-name="L2">
        <text:list-item>
          <text:p text:style-name="P31">Click menu “Window – Preferences”, “Server – Runtime Environments”, “Add...”</text:p>
        </text:list-item>
        <text:list-item>
          <text:p text:style-name="P31"><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31"><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31"/>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2562103" text:continue-numbering="true" text:style-name="L2">
        <text:list-item>
          <text:p text:style-name="P51"><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31">Unpack “byps-lib.zip” into “workdir/byps-lib”</text:p>
        </text:list-item>
        <text:list-item>
          <text:p text:style-name="P31">Copy file “tools.jar” from JDK installation directory, sub-directory “lib”, into “workdir/byps-lib”.</text:p>
        </text:list-item>
      </text:list>
      <text:h text:style-name="P81"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42574365" text:continue-numbering="true" text:style-name="L2">
        <text:list-item>
          <text:p text:style-name="P31">Click “File – New – Project...”, select “Java Project”</text:p>
          <text:p text:style-name="P31"><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31">Click “Next &gt;”, enter “taskapp-api” as project name, ensure using the previously defined “jdk7”.</text:p>
          <text:p text:style-name="P31"><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31">“Finish”. Choose “Yes” to open the Java Perspective. The new project is shown in “Project Explorer”: </text:p>
          <text:p text:style-name="P31"><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31">In “Project Explorer” right-click on “taskapp-api”, “Properties”, select “Java Build Path”, select tab “Libraries”</text:p>
          <text:p text:style-name="P31"><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31">Click “Add External JARs”, from directory “workdir/byps-lib/java” select the JARs “bypshttp-ov.jar”, “commons-logging-1.1.1.jar”, “log4j-1.2.15.jar”:</text:p>
        </text:list-item>
        <text:list-item>
          <text:p text:style-name="P31"><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81" text:outline-level="3">Create taskapp-ser Project for Serialization Code</text:h>
      <text:p text:style-name="P17">This project will receive the generated serialization code.</text:p>
      <text:list xml:id="list2372905110924122398" text:style-name="L3">
        <text:list-item>
          <text:p text:style-name="P32">Click “File – New – Other...”, select “Java Project”, “Next &gt;”</text:p>
        </text:list-item>
        <text:list-item>
          <text:p text:style-name="P32">Enter “taskapp-ser” as project name, ensure using the default JRE “jdk7”.</text:p>
        </text:list-item>
        <text:list-item>
          <text:p text:style-name="P32">“Finish”</text:p>
        </text:list-item>
        <text:list-item>
          <text:p text:style-name="P32">In “Project Explorer” right-click on “taskapp-ser”, “Properties”, select “Java Build Path”, select tab “Projects”, “Add...”, select project “taskapp-api”:</text:p>
          <text:p text:style-name="P32"><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52"><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32">“OK”</text:p>
        </text:list-item>
      </text:list>
      <text:p text:style-name="P17"/>
      <text:h text:style-name="P81" text:outline-level="3">Create “taskapp-srv” Web Project</text:h>
      <text:p text:style-name="P17">This project compiles the JEE web-service that serves the requests for the “taskapp” clients.</text:p>
      <text:list xml:id="list2018642397708516543" text:style-name="L4">
        <text:list-item>
          <text:p text:style-name="P33">Click “File – New – Other...”, select “Web – Dynamic Web Project”:</text:p>
          <text:p text:style-name="P33"><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33">“Next &gt;”, enter project name “taskapp-srv”:</text:p>
          <text:p text:style-name="P33"><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33">“Finish”. When asked for changing the perspective to “Java EE” you may choose “No” if you are not familiar with Eclipse.</text:p>
        </text:list-item>
        <text:list-item>
          <text:p text:style-name="P33">In “Project Explorer” right-click “taskapp-srv” and choose “Properties”, select “Java Build Path”, select tab “Projects”, “Add...”, select project “taskapp-api” and “taskapp-ser”:</text:p>
        </text:list-item>
        <text:list-item>
          <text:p text:style-name="P33"><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2544346" text:continue-numbering="true" text:style-name="L4">
        <text:list-item>
          <text:p text:style-name="P33">Select inside the left tree “Deployment Assembly”, a message box is opened:</text:p>
          <text:p text:style-name="P33"><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33">Click “Apply” then “Add...” and select directive type “Project”:</text:p>
          <text:p text:style-name="P33"><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33">“Next &gt;”, select “taskapp-api” and “taskapp-ser”, click “Finish” then “Add...”, select directive type “Java Build Path Entries”:</text:p>
          <text:p text:style-name="P33"><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33">“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42567185" text:continue-numbering="true" text:style-name="L4">
        <text:list-item>
          <text:p text:style-name="P33">“OK”.</text:p>
        </text:list-item>
        <text:list-item>
          <text:p text:style-name="P33">Create a source folder for the JSON serialization code that is generated in a late task. Therefore, in “Project Explorer” right-click on “taskapp-srv”, “New – Source Folder”.</text:p>
        </text:list-item>
      </text:list>
      <text:h text:style-name="P81" text:outline-level="3">Create “taskapp-client-j” Project, Java Client Application</text:h>
      <text:p text:style-name="P17">This project contains the code for a Java client application.</text:p>
      <text:list xml:id="list5925502008321555662" text:style-name="L5">
        <text:list-item>
          <text:p text:style-name="P53"><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34">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2551257274957284456" text:style-name="L6">
        <text:list-item>
          <text:p text:style-name="P54">In “Project Explorer” expand“taskapp-api/src”, right-click “task.app”, “New – Interface”.</text:p>
        </text:list-item>
        <text:list-item>
          <text:p text:style-name="P54">Enter “TaskService” as name. </text:p>
        </text:list-item>
        <text:list-item>
          <text:p text:style-name="P54">“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10">package</text:span><text:span text:style-name="T11">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text:p>
      <text:p text:style-name="P17"/>
      <text:h text:style-name="Heading_20_3" text:outline-level="3">Create class TaskInfo</text:h>
      <text:p text:style-name="Text_20_body">Tasks are stored in objects of type “TaskInfo”. Create the class as follows.</text:p>
      <text:list xml:id="list42563584" text:continue-numbering="true" text:style-name="L6">
        <text:list-item>
          <text:p text:style-name="P54">In “Project Explorer” expand“taskapp-api/src”, right-click “task.app”, “New – Class”.</text:p>
        </text:list-item>
        <text:list-item>
          <text:p text:style-name="P54">Enter “TaskInfo” as name. </text:p>
        </text:list-item>
        <text:list-item>
          <text:p text:style-name="P54"><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2">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42545661" text:continue-numbering="true" text:style-name="L6">
        <text:list-item>
          <text:p text:style-name="P54">In “Project Explorer” expand“taskapp-api/src”, right-click “task.app”, “New – Class”.</text:p>
        </text:list-item>
        <text:list-item>
          <text:p text:style-name="P54">Enter “BApi” as name. </text:p>
        </text:list-item>
        <text:list-item>
          <text:p text:style-name="P54">“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2">NAME</text:span> = "Taskapp";</text:p>
      <text:p text:style-name="P7"><text:tab/></text:p>
      <text:p text:style-name="P7"><text:tab/><text:span text:style-name="T1">public</text:span> <text:span text:style-name="T1">static</text:span> <text:span text:style-name="T1">final</text:span> String <text:span text:style-name="T12">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2565247" text:continue-list="list42574365" text:style-name="L2">
        <text:list-item>
          <text:p text:style-name="P31">In “Project Explorer” right-click on “taskapp-api”, “New – Other...”, select “XML File”:</text:p>
        </text:list-item>
        <text:list-item>
          <text:p text:style-name="P31">Enter “byps.xml” as file name</text:p>
        </text:list-item>
        <text:list-item>
          <text:p text:style-name="P31">“Finish”</text:p>
        </text:list-item>
        <text:list-item>
          <text:p text:style-name="P31">Switch editor mode to “Source” </text:p>
        </text:list-item>
        <text:list-item>
          <text:p text:style-name="P51"><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31"><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31"><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3643763879442907336" text:style-name="L7">
        <text:list-item>
          <text:p text:style-name="P55">In “Project Explorer” expand “taskapp-api” and right-click on “byps.xml”.</text:p>
        </text:list-item>
        <text:list-item>
          <text:p text:style-name="P55">Select “Run As – Ant Build...”</text:p>
        </text:list-item>
        <text:list-item>
          <text:p text:style-name="P55">Select tab “JRE”</text:p>
        </text:list-item>
        <text:list-item>
          <text:p text:style-name="P55">Add as “VM arguments”: -Dworkdir=${workspace_loc}</text:p>
        </text:list-item>
      </text:list>
      <text:list xml:id="list5840716515385359763" text:style-name="L8">
        <text:list-header>
          <text:p text:style-name="P56"><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56">“Apply”</text:p>
        </text:list-item>
        <text:list-item>
          <text:p text:style-name="P56">“Close”</text:p>
        </text:list-item>
      </text:list>
      <text:p text:style-name="Text_20_body"/>
      <text:p text:style-name="Text_20_body">Now, the Eclipse is prepared to pass the workspace directory to the generator.</text:p>
      <text:list xml:id="list5988477059108509700" text:style-name="L9">
        <text:list-item>
          <text:p text:style-name="P57">Execute the generator: Right-click “byps.xml”, select “Run As – Ant Build” (without dots).</text:p>
        </text:list-item>
        <text:list-item>
          <text:p text:style-name="P57">The “Console” view should look like this:</text:p>
          <text:p text:style-name="P57"><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57">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5290452063272531916" text:style-name="L10">
        <text:list-item>
          <text:p text:style-name="P58">In “Project Explorer” expand “taskapp-srv/Java Resources/src”, right-click “task.app”, “New – Class...”</text:p>
        </text:list-item>
        <text:list-item>
          <text:p text:style-name="P58">Enter class name “TaskServiceImpl”</text:p>
        </text:list-item>
        <text:list-item>
          <text:p text:style-name="P58">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8">this.userName = </text:span><text:span text:style-name="T30">"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9">tasksOfAllUsers</text:span>) {</text:p>
      <text:p text:style-name="P12"><text:soft-page-break/><text:tab/><text:tab/><text:tab/>ArrayList&lt;TaskInfo&gt; tasksOfUser = <text:span text:style-name="T12">tasksOfAllUsers</text:span>.get(task.getUserName());</text:p>
      <text:p text:style-name="P12"><text:tab/><text:tab/><text:tab/><text:span text:style-name="T1">if</text:span> (tasksOfUser == <text:span text:style-name="T1">null</text:span>) {</text:p>
      <text:p text:style-name="P12"><text:tab/><text:tab/><text:tab/><text:tab/><text:span text:style-name="T12">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2">tasksOfAllUsers</text:span>.get(userName);</text:p>
      <text:p text:style-name="P12"><text:tab/><text:tab/><text:tab/><text:span text:style-name="T1">if</text:span> (tasksOfUser == <text:span text:style-name="T1">null</text:span>) {</text:p>
      <text:p text:style-name="P12"><text:tab/><text:tab/><text:tab/><text:tab/><text:span text:style-name="T12">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5658368396668451820" text:style-name="L11">
        <text:list-item>
          <text:p text:style-name="P59">In “Project Explorer” expand “taskapp-srv/Java Resources/src”, right-click “task.app”, “New – Class...”</text:p>
        </text:list-item>
        <text:list-item>
          <text:p text:style-name="P59">Enter class name “TaskappSession”, enter superclass name “byps.http.HSession”.</text:p>
        </text:list-item>
        <text:list-item>
          <text:p text:style-name="P59">Click “Finish”.</text:p>
        </text:list-item>
        <text:list-item>
          <text:p text:style-name="P59">Right-click somewhere in the editor window, “Source – Generate Constructors from Superclass”, check only “HSession(HttpSession, String, File, BServerRegistry)”, choose “First member” as insertion point.</text:p>
        </text:list-item>
        <text:list-item>
          <text:p text:style-name="P59">Click “OK”. This lines are generated:</text:p>
        </text:list-item>
      </text:list>
      <text:p text:style-name="P12"><text:span text:style-name="T1">public</text:span> TaskappSession(HttpSession hsess, String remoteUser, File tempDir,</text:p>
      <text:p text:style-name="P12"><text:tab/><text:tab/>BServerRegistry stubRegistry) {</text:p>
      <text:p text:style-name="P12"><text:tab/><text:span text:style-name="T1">super</text:span>(hsess, remoteUser, tempDir, stubRegistry);</text:p>
      <text:p text:style-name="P12"><text:s text:c="6"/>// TODO<text:span text:style-name="T31"> Auto-generated constructor stub</text:span></text:p>
      <text:p text:style-name="P12">}</text:p>
      <text:p text:style-name="Text_20_body"/>
      <text:list xml:id="list42560670" text:continue-numbering="true" text:style-name="L11">
        <text:list-item>
          <text:p text:style-name="P59">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3"> </text:span><text:span text:style-name="T2">final</text:span><text:span text:style-name="T23"> </text:span><text:span text:style-name="T25">BServer_Taskapp</text:span><text:span text:style-name="T23"> bserver;</text:span></text:p>
      <text:list xml:id="list42573534" text:continue-numbering="true" text:style-name="L11">
        <text:list-header>
          <text:p text:style-name="P59"/>
        </text:list-header>
        <text:list-item>
          <text:p text:style-name="P59">Let the getter “getServer()” return the member “bserver”.</text:p>
        </text:list-item>
      </text:list>
      <text:p text:style-name="P24"><text:tab/>@Override</text:p>
      <text:p text:style-name="P24"><text:span text:style-name="T1"><text:tab/>public</text:span> BServer getServer() {</text:p>
      <text:p text:style-name="P24"><text:tab/><text:tab/><text:span text:style-name="T1">return</text:span> bserver;</text:p>
      <text:p text:style-name="P26"><text:tab/>}</text:p>
      <text:p text:style-name="P23"/>
      <text:list xml:id="list8325091473778008331" text:style-name="L12">
        <text:list-item>
          <text:p text:style-name="P60"><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8">serializer</text:span> registry to the API descriptor</text:p>
      <text:p text:style-name="P12"><text:span text:style-name="T1"><text:tab/>public</text:span> <text:span text:style-name="T1">final</text:span> <text:span text:style-name="T1">static</text:span> BApiDescriptor <text:span text:style-name="T12">apiDesc</text:span> = </text:p>
      <text:p text:style-name="P12"><text:tab/><text:tab/>BApiDescriptor_Taskapp.<text:span text:style-name="T13">instance</text:span>()</text:p>
      <text:p text:style-name="P12"><text:tab/><text:tab/><text:tab/>.addRegistry(<text:span text:style-name="T1">new</text:span> JRegistry_Taskapp());</text:p>
      <text:p text:style-name="Text_20_body"><text:tab/></text:p>
      <text:list xml:id="list42560820" text:continue-numbering="true" text:style-name="L12">
        <text:list-item>
          <text:p text:style-name="P60">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2">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1"/>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2">apiDesc</text:span> = </text:p>
      <text:p text:style-name="P7"><text:tab/><text:tab/><text:tab/>BApiDescriptor_Taskapp.<text:span text:style-name="T12">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2">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text:soft-page-break/></text:p>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8537970130346481395" text:style-name="L13">
        <text:list-item>
          <text:p text:style-name="P35">In “Project Explorer” right-click project “taskapp-srv”, select “New – Other...”</text:p>
        </text:list-item>
        <text:list-item>
          <text:p text:style-name="P35">Select wizard “Web/Servlet”, click “Next &gt;”</text:p>
        </text:list-item>
        <text:list-item>
          <text:p text:style-name="P35">Enter “task.app.srv” as “Java package” </text:p>
        </text:list-item>
        <text:list-item>
          <text:p text:style-name="P35">Enter “TaskappServlet” as “Class name”</text:p>
          <text:p text:style-name="P35"><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35">Click “Finish”</text:p>
        </text:list-item>
        <text:list-item>
          <text:p text:style-name="P35">Eclipse opens an editor window for the new class. Delete functions “doGet” and “doPost” in the class. </text:p>
        </text:list-item>
      </text:list>
      <text:list xml:id="list8041256999269208852" text:style-name="L14">
        <text:list-item>
          <text:p text:style-name="P36">Remove the annotation @WebServlet(“/TaskappServlet”) and replace it by the following lines:</text:p>
        </text:list-item>
      </text:list>
      <text:p text:style-name="P12">@WebServlet(</text:p>
      <text:p text:style-name="P12"><text:tab/><text:tab/>// mandatory: must be true</text:p>
      <text:p text:style-name="P12"><text:tab/><text:tab/><text:span text:style-name="T8">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42566569" text:continue-numbering="true" text:style-name="L14">
        <text:list-header>
          <text:p text:style-name="P36"/>
        </text:list-header>
        <text:list-item>
          <text:p text:style-name="P36">Replace the base class “HttpServlet” by “HHttpServlet”</text:p>
        </text:list-item>
        <text:list-item>
          <text:p text:style-name="P36">Press “CTRL-SHIFT-O” (or context menu “Source – Organize Imports”) to let Eclipse add the missing import statement.</text:p>
        </text:list-item>
        <text:list-item>
          <text:p text:style-name="P36"><text:soft-page-break/>Right-click somewhere in the editor window and select “Source – Override/Implement Methods...”</text:p>
        </text:list-item>
        <text:list-item>
          <text:p text:style-name="P36">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42559983" text:continue-numbering="true" text:style-name="L14">
        <text:list-item>
          <text:p text:style-name="P36">Click “OK”. Eclipse generates method stubs for the functions “createSession”, “getApiDescriptor”, and “getConfig”.</text:p>
        </text:list-item>
        <text:list-item>
          <text:p text:style-name="P36">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8">config</text:span> = new HconfigImpl();</text:p>
      <text:p text:style-name="P9">…</text:p>
      <text:p text:style-name="P10">@Override</text:p>
      <text:p text:style-name="P10">protected HConfig getConfig() {</text:p>
      <text:p text:style-name="P10"><text:tab/>return config;</text:p>
      <text:p text:style-name="P10">}</text:p>
      <text:list xml:id="list42561674" text:continue-numbering="true" text:style-name="L14">
        <text:list-header>
          <text:p text:style-name="P36"/>
        </text:list-header>
        <text:list-item>
          <text:p text:style-name="P36">Add the code for creating session objects:</text:p>
        </text:list-item>
      </text:list>
      <text:p text:style-name="P10">@Override</text:p>
      <text:p text:style-name="P10">protected HSession createSession(HttpServletRequest request,</text:p>
      <text:p text:style-name="P10"><text:tab/><text:tab/>HttpServletResponse response, HttpSession hsess,</text:p>
      <text:p text:style-name="P10"><text:tab/><text:tab/>BServerRegistry serverRegistry) throws BException {</text:p>
      <text:p text:style-name="P10"><text:tab/>String remoteUser = request.getRemoteUser();</text:p>
      <text:p text:style-name="P10"><text:tab/>return new TaskappSession(hsess, remoteUser, null, serverRegistry);</text:p>
      <text:p text:style-name="P10">}</text:p>
      <text:p text:style-name="P17"/>
      <text:list xml:id="list42552816" text:continue-numbering="true" text:style-name="L14">
        <text:list-item>
          <text:p text:style-name="P36">Implement the “getApiDescriptor” function:</text:p>
        </text:list-item>
      </text:list>
      <text:p text:style-name="P25">@Override</text:p>
      <text:p text:style-name="P25">protected BApiDescriptor getApiDescriptor() {</text:p>
      <text:p text:style-name="P25"><text:tab/>return TaskappSession.<text:span text:style-name="T12">apiDesc</text:span>;</text:p>
      <text:p text:style-name="P25">}</text:p>
      <text:p text:style-name="P17"/>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5606796262479174160" text:style-name="L15">
        <text:list-item>
          <text:p text:style-name="P61">In “Project Explorer” expand “taskapp-srv” and right-click “WebContent”.</text:p>
        </text:list-item>
        <text:list-item>
          <text:p text:style-name="P61">Select “New – HTML File”</text:p>
        </text:list-item>
        <text:list-item>
          <text:p text:style-name="P61">Enter file name “index.html”</text:p>
        </text:list-item>
        <text:list-item>
          <text:p text:style-name="P61">Click “Finish”</text:p>
        </text:list-item>
        <text:list-item>
          <text:p text:style-name="P61">Modify as follows and save.</text:p>
        </text:list-item>
      </text:list>
      <text:p text:style-name="P12">&lt;!DOCTYPE html&gt;</text:p>
      <text:p text:style-name="P12">&lt;html&gt;</text:p>
      <text:p text:style-name="P12">&lt;head&gt;</text:p>
      <text:p text:style-name="P12">&lt;meta charset=<text:span text:style-name="T12">"ISO-8859-1"</text:span>&gt;</text:p>
      <text:p text:style-name="P12">&lt;title&gt;<text:span text:style-name="T24">Taskapp</text:span>&lt;/title&gt;</text:p>
      <text:p text:style-name="P12">&lt;/head&gt;</text:p>
      <text:p text:style-name="P12">&lt;body&gt;</text:p>
      <text:p text:style-name="P12">&lt;a href=<text:span text:style-name="T12">"taskapp"</text:span>&gt;Status&lt;/a&gt;</text:p>
      <text:p text:style-name="P12">&lt;/body&gt;</text:p>
      <text:p text:style-name="P12"><text:span text:style-name="T23">&lt;/</text:span><text:span text:style-name="T23">html</text:span><text:span text:style-name="T23">&gt;</text:span></text:p>
      <text:h text:style-name="Heading_20_3" text:outline-level="3">Start Server </text:h>
      <text:p text:style-name="Text_20_body">The server should be started now to make a simple check.</text:p>
      <text:list xml:id="list3888710938813190188" text:style-name="L16">
        <text:list-item>
          <text:p text:style-name="P62">In “Project Explorer” right-click “taskapp-srv”, “Debug As – Debug On Server”</text:p>
        </text:list-item>
        <text:list-item>
          <text:p text:style-name="P62">The “Debug On Server” Dialog is opened, check “Always use this server...”</text:p>
          <text:p text:style-name="P62"><draw:frame draw:style-name="fr2" draw:name="Grafik30" text:anchor-type="paragraph" svg:width="8.043cm" svg:height="10.821cm" draw:z-index="29"><draw:image xlink:href="Pictures/2000000700001F6C00002A466F1E3797.svm" xlink:type="simple" xlink:show="embed" xlink:actuate="onLoad"/></draw:frame></text:p>
        </text:list-item>
        <text:list-item>
          <text:p text:style-name="P62">Click “Finish”</text:p>
        </text:list-item>
        <text:list-item>
          <text:p text:style-name="P62">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42551763" text:continue-numbering="true" text:style-name="L16">
        <text:list-item>
          <text:p text:style-name="P62">Click “Status”, the browser navigates to our Servlet and displays a simple status text:</text:p>
        </text:list-item>
      </text:list>
      <text:list xml:id="list7523109087737518568" text:style-name="L17">
        <text:list-header>
          <text:p text:style-name="P63"><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63">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5588636237275314448" text:style-name="L18">
        <text:list-item>
          <text:p text:style-name="P64">In project “taskapp-client-j” create class “TestappMain” in package “task.app.client”</text:p>
        </text:list-item>
        <text:list-item>
          <text:p text:style-name="P64">Create the entry point function for the java application: the “main” function:</text:p>
        </text:list-item>
      </text:list>
      <text:p text:style-name="P14"><text:tab/><text:span text:style-name="T1">public</text:span> <text:span text:style-name="T1">final</text:span> <text:span text:style-name="T1">static</text:span> <text:span text:style-name="T1">void</text:span> main(String[] args) {</text:p>
      <text:p text:style-name="P14"><text:tab/></text:p>
      <text:p text:style-name="P14"><text:tab/><text:tab/>String url = "http://localhost:8080/taskapp-srv/taskapp";</text:p>
      <text:p text:style-name="P14"><text:tab/><text:tab/>BClient_Taskapp bclient = <text:span text:style-name="T1">createClient(url)</text:span>;</text:p>
      <text:p text:style-name="P14"><text:tab/><text:tab/></text:p>
      <text:p text:style-name="P14"><text:tab/><text:tab/><text:span text:style-name="T1">try</text:span> {</text:p>
      <text:p text:style-name="P14"><text:tab/><text:tab/><text:tab/>bclient.start();</text:p>
      <text:p text:style-name="Code"><text:span text:style-name="T14"><text:tab/><text:tab/><text:tab/>System.</text:span><text:span text:style-name="T26">out</text:span><text:span text:style-name="T14">.println(</text:span><text:span text:style-name="T27">"connected, targetId="</text:span><text:span text:style-name="T14"> +</text:span></text:p>
      <text:p text:style-name="P16"><text:s text:c="42"/>bclient.getTransport().getTargetId());</text:p>
      <text:p text:style-name="Code"/>
      <text:p text:style-name="Code">//<text:tab/><text:tab/><text:tab/>String command = args.length &gt; 0 ? <text:span text:style-name="T8">args</text:span>[0] : "";</text:p>
      <text:p text:style-name="Code">//<text:tab/><text:tab/><text:tab/>if (command.equals("-add")) {</text:p>
      <text:p text:style-name="Code">//<text:tab/><text:tab/><text:tab/><text:tab/>addTask(<text:span text:style-name="T8">bclient</text:span>, <text:span text:style-name="T8">args</text:span>);</text:p>
      <text:p text:style-name="Code">//<text:tab/><text:tab/><text:tab/>}</text:p>
      <text:p text:style-name="Code">//<text:tab/><text:tab/><text:tab/>else if (command.equals("-list")) {</text:p>
      <text:p text:style-name="Code">//<text:tab/><text:tab/><text:tab/><text:tab/>listTasks(<text:span text:style-name="T8">bclient</text:span>);</text:p>
      <text:p text:style-name="Code">//<text:tab/><text:tab/><text:tab/>}</text:p>
      <text:p text:style-name="Code"><text:tab/><text:tab/>}</text:p>
      <text:p text:style-name="P14"><text:tab/><text:tab/><text:span text:style-name="T1">catch</text:span> (Exception e) {</text:p>
      <text:p text:style-name="P14"><text:tab/><text:tab/><text:tab/>e.printStackTrace();</text:p>
      <text:p text:style-name="P14"><text:tab/><text:tab/>}</text:p>
      <text:p text:style-name="P14"><text:tab/><text:tab/><text:span text:style-name="T1">finally</text:span> {</text:p>
      <text:p text:style-name="P14"><text:tab/><text:tab/><text:tab/><text:span text:style-name="T1">if</text:span> (bclient != <text:span text:style-name="T1">null</text:span>) {</text:p>
      <text:p text:style-name="P14"><text:tab/><text:tab/><text:tab/><text:tab/>bclient.done();</text:p>
      <text:p text:style-name="P14"><text:tab/><text:tab/><text:tab/>}</text:p>
      <text:p text:style-name="P14"><text:tab/><text:tab/>}</text:p>
      <text:p text:style-name="P14"><text:soft-page-break/><text:tab/>}</text:p>
      <text:p text:style-name="Text_20_body"/>
      <text:list xml:id="list8777091943765620306" text:style-name="L19">
        <text:list-item>
          <text:p text:style-name="P65">Press CTRL-SHIFT-O to let Eclipse add the required import directives. </text:p>
        </text:list-item>
        <text:list-item>
          <text:p text:style-name="P65">Create function “createClient”. It initializes a BClient_Taskapp object.</text:p>
        </text:list-item>
      </text:list>
      <text:p text:style-name="Code"><text:span text:style-name="T14"><text:tab/></text:span><text:span text:style-name="T18">private</text:span><text:span text:style-name="T14"> </text:span><text:span text:style-name="T18">static</text:span><text:span text:style-name="T14"> BClient_Taskapp createClient(String url) </text:span><text:span text:style-name="T18">throws</text:span><text:span text:style-name="T14"> RemoteException {</text:span></text:p>
      <text:p text:style-name="Code"><text:span text:style-name="T14"><text:tab/><text:tab/>BWire wire = </text:span><text:span text:style-name="T18">new</text:span><text:span text:style-name="T14"> HWireClient(url, 0, 120, </text:span><text:span text:style-name="T18">null</text:span><text:span text:style-name="T14">);</text:span></text:p>
      <text:p text:style-name="P16"><text:tab/><text:tab/>BTransportFactory tfact = </text:p>
      <text:p text:style-name="Code"><text:span text:style-name="T16"><text:s text:c="17"/></text:span><text:span text:style-name="T18">new</text:span><text:span text:style-name="T14"> HTransportFactoryClient(BApiDescriptor_Taskapp.</text:span><text:span text:style-name="T15">instance</text:span><text:span text:style-name="T14">(), wire, 1);</text:span></text:p>
      <text:p text:style-name="Code"><text:tab/><text:tab/>BClient_Taskapp bclient = BClient_Taskapp.<text:span text:style-name="T12">createClient</text:span>(tfact);</text:p>
      <text:p text:style-name="Code"><text:span text:style-name="T14"><text:tab/><text:tab/></text:span><text:span text:style-name="T18">return</text:span><text:span text:style-name="T14"> bclient;</text:span></text:p>
      <text:p text:style-name="Code"><text:tab/>}</text:p>
      <text:p text:style-name="Code"/>
      <text:list xml:id="list9186021872194842861" text:style-name="L20">
        <text:list-item>
          <text:p text:style-name="P66">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42574605" text:continue-list="list8777091943765620306" text:style-name="L19">
        <text:list-item>
          <text:p text:style-name="P65">Make sure that the server is running and start the client application: in “Project Explorer” expand “taskapp-client-j/src/task.app.client” and right-click on “TaskappMain.java”. Select “Debug As – Java Application”. </text:p>
        </text:list-item>
        <text:list-item>
          <text:p text:style-name="P65">The console window should print something like this:</text:p>
          <text:p text:style-name="P65"><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65">Add the functions for adding, removing and listing tasks:</text:p>
        </text:list-item>
      </text:list>
      <text:p text:style-name="P14"><text:tab/><text:span text:style-name="T1">private</text:span> <text:span text:style-name="T1">static</text:span> <text:span text:style-name="T1">void</text:span> addTask(BClient_Taskapp bclient, String[] args) <text:span text:style-name="T1">throws</text:span> RemoteException {</text:p>
      <text:p text:style-name="P14"><text:tab/><text:tab/>TaskInfo t = <text:span text:style-name="T1">new</text:span> TaskInfo();</text:p>
      <text:p text:style-name="P14"><text:tab/><text:tab/>t.setId((<text:span text:style-name="T1">int</text:span>)(System.<text:span text:style-name="T12">currentTimeMillis</text:span>() % 1000));</text:p>
      <text:p text:style-name="P14"><text:tab/><text:tab/>t.setUserName(args[1]);</text:p>
      <text:p text:style-name="P14"><text:tab/><text:tab/>t.setTodo(args[2]);</text:p>
      <text:p text:style-name="P14"><text:tab/><text:tab/>t.setDueDate(<text:span text:style-name="T1">new</text:span> java.util.Date(System.<text:span text:style-name="T12">currentTimeMillis</text:span>() + 24*60*60*1000));</text:p>
      <text:p text:style-name="P14"><text:tab/><text:tab/>bclient.getTaskService().addTask(t);</text:p>
      <text:p text:style-name="P14"><text:tab/>}</text:p>
      <text:p text:style-name="P14"><text:tab/></text:p>
      <text:p text:style-name="P14"><text:tab/><text:span text:style-name="T1">private</text:span> <text:span text:style-name="T1">static</text:span> <text:span text:style-name="T1">void</text:span> listTasks(BClient_Taskapp bclient) <text:span text:style-name="T1">throws</text:span> RemoteException {</text:p>
      <text:p text:style-name="P14"><text:tab/><text:tab/>List&lt;TaskInfo&gt; tasks = bclient.getTaskService().getTasks();</text:p>
      <text:p text:style-name="P14"><text:tab/><text:tab/><text:span text:style-name="T1">for</text:span> (TaskInfo t : tasks) {</text:p>
      <text:p text:style-name="P14"><text:tab/><text:tab/><text:tab/>System.<text:span text:style-name="T12">out</text:span>.println("id=" + t.getId() + </text:p>
      <text:p text:style-name="P14"><text:tab/><text:tab/><text:tab/><text:tab/><text:tab/>"\tuserName=" + t.getUserName() + </text:p>
      <text:p text:style-name="P14"><text:tab/><text:tab/><text:tab/><text:tab/><text:tab/>"\ttodo=" + t.getTodo());</text:p>
      <text:p text:style-name="Code"><text:tab/><text:tab/>}</text:p>
      <text:p text:style-name="P14"><text:tab/>}</text:p>
      <text:p text:style-name="P14"/>
      <text:p text:style-name="Text_20_body"/>
      <text:list xml:id="list1720065011483762906" text:style-name="L21">
        <text:list-item>
          <text:p text:style-name="P67">Remove the comment slashes of the lines after “connect()”. Therefore select the lines and press CTRL-SHIFT-7</text:p>
        </text:list-item>
      </text:list>
      <text:h text:style-name="Heading_20_3" text:outline-level="3">Add a Debug Configuration for Each Action</text:h>
      <text:list xml:id="list42554945" text:continue-numbering="true" text:style-name="L21">
        <text:list-item>
          <text:p text:style-name="P67">Start the Tomcat server in the “Servers” view: right-click “Tomcat...” entry and select “Debug”:</text:p>
          <text:p text:style-name="P67"><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67">In order to add a debug configuration to test each of the functions, right-click project “taskapp-client-j”, select “Debug As – Debug Configurations...”.</text:p>
        </text:list-item>
        <text:list-item>
          <text:p text:style-name="P67">In the left tree select “Java Application / TaskappMain”, click the copy button in the toolbar, rename the new configuration to “TaskappMain add”, select tab “Arguments”, enter as “Program arguments”: -add Fritz... as shown in the screenshot:</text:p>
          <text:p text:style-name="P67"><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67">Press “Apply” then “Debug”</text:p>
        </text:list-item>
        <text:list-item>
          <text:p text:style-name="P67">Create also debug configurations for the action “list”. It has to be started with the arguments “-list”.</text:p>
        </text:list-item>
        <text:list-item>
          <text:p text:style-name="P67">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3895758538524900956" text:style-name="L22">
        <text:list-item>
          <text:p text:style-name="P68">Now, you are well prepared to step through the code and see how the BYPS framework works.</text:p>
          <text:p text:style-name="P68"/>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8057065460368818869" text:style-name="L23">
        <text:list-item>
          <text:p text:style-name="P69">In “Project Explorer” expand “Servers – Tomcat ...”, open “tomcat-users.xml”</text:p>
          <text:p text:style-name="P69"><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69">Inside the “&lt;tomcat-users&gt;” element add a role and a user:</text:p>
        </text:list-item>
      </text:list>
      <text:p text:style-name="P7">&lt;role rolename=<text:span text:style-name="T12">"Taskapp Role"</text:span> /&gt;</text:p>
      <text:p text:style-name="P7">&lt;user username=<text:span text:style-name="T12">"Fritz"</text:span> password=<text:span text:style-name="T12">"abc"</text:span> roles=<text:span text:style-name="T12">"Taskapp Role"</text:span>/&gt;</text:p>
      <text:p text:style-name="Text_20_body"/>
      <text:p text:style-name="Text_20_body">Access to the “TaskappServlet” must be constrained to users of role “Taskapp Role”:</text:p>
      <text:list xml:id="list9066051615926638843" text:style-name="L24">
        <text:list-item>
          <text:p text:style-name="P70">In “Project Explorer” expand “taskapp-srv – WebContent”, right-click “WEB-INF”</text:p>
          <text:p text:style-name="P70"><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70">Select “New – Other...”, expand “XML”, select “XML File”, click “Next &gt;”</text:p>
        </text:list-item>
        <text:list-item>
          <text:p text:style-name="P70">Enter file name “web.xml”, click “Finish”</text:p>
        </text:list-item>
        <text:list-item>
          <text:p text:style-name="P70">Replace the contents of “web.xml” with this lines:</text:p>
        </text:list-item>
      </text:list>
      <text:p text:style-name="P12">&lt;?xml version=<text:span text:style-name="T12">"1.0"</text:span> encoding=<text:span text:style-name="T12">"UTF-8"</text:span>?&gt;</text:p>
      <text:p text:style-name="P12">&lt;web-app xmlns:web=<text:span text:style-name="T12">"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23">&lt;/</text:span><text:span text:style-name="T23">web-app</text:span><text:span text:style-name="T23">&gt;</text:span></text:p>
      <text:list xml:id="list42553500" text:continue-numbering="true" text:style-name="L24">
        <text:list-header>
          <text:p text:style-name="P70"/>
        </text:list-header>
        <text:list-item>
          <text:p text:style-name="P70">Save “web.xml” and start the server. If any errors occur in the console window, see <text:bookmark-ref text:reference-format="number" text:ref-name="__RefHeading__3154_639941998"> 4 </text:bookmark-ref>.</text:p>
        </text:list-item>
        <text:list-item>
          <text:p text:style-name="P70">Check that authentication is applied: start a browser and navigate to <text:a xlink:type="simple" xlink:href="http://localhost:8080/taskapp-srv/taskappauth/auth">http://localhost:8080/taskapp-srv/taskappauth/auth</text:a></text:p>
        </text:list-item>
        <text:list-item>
          <text:p text:style-name="P70">A login dialog should be displayed, check that you can login with the user defined in the “tomcat-users.xml” file.</text:p>
        </text:list-item>
      </text:list>
      <text:p text:style-name="Text_20_body"/>
      <text:p text:style-name="P20">The servlet class must refuse an authentication request without a “remoteUser”:</text:p>
      <text:list xml:id="list6106510765822541263" text:style-name="L25">
        <text:list-item>
          <text:p text:style-name="P71">Edit “TaskappServlet”, modify function “createSession”, throw an exception if the “remoteUser” is not set:</text:p>
          <text:list>
            <text:list-item>
              <text:list>
                <text:list-header>
                  <text:p text:style-name="P86">@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2">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5285338872110727164" text:style-name="L26">
        <text:list-item>
          <text:p text:style-name="P72">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2"/>
      <text:list xml:id="list2348275144811740039" text:style-name="L27">
        <text:list-item>
          <text:p text:style-name="P73">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6839314275893431700" text:style-name="L28">
        <text:list-item>
          <text:p text:style-name="P74">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2">setDefault</text:span>(<text:span text:style-name="T1">new</text:span> MyAuthenticator());</text:p>
      <text:p text:style-name="P7">}</text:p>
      <text:p text:style-name="Code"><text:tab/></text:p>
      <text:p text:style-name="Text_20_body"><text:soft-page-break/></text:p>
      <text:list xml:id="list5010057510108906670" text:style-name="L29">
        <text:list-item>
          <text:p text:style-name="P75">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2">createClient</text:span>(url);</text:p>
      <text:p text:style-name="P7"><text:tab/><text:tab/></text:p>
      <text:p text:style-name="P7"><text:tab/><text:span text:style-name="T1">try</text:span> {</text:p>
      <text:p text:style-name="P7"><text:tab/><text:tab/><text:span text:style-name="T12">setCredentials</text:span>("Fritz", "abc");</text:p>
      <text:p text:style-name="P7"><text:tab/><text:tab/><text:tab/></text:p>
      <text:p text:style-name="P7"><text:tab/><text:tab/>bclient.start();</text:p>
      <text:p text:style-name="P27"/>
      <text:list xml:id="list1964299260049424673" text:style-name="L30">
        <text:list-header>
          <text:p text:style-name="P87">- In function “createClient”, supply the servlet path for HTTP authentication. The “&lt;url-pattern&gt;” defined in the “web.xml” file above has to be used here.</text:p>
          <text:p text:style-name="P88"/>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8">HTransportFactoryClient</text:span>(</text:p>
      <text:p text:style-name="P7"><text:s text:c="44"/>BApiDescriptor_Taskapp.<text:span text:style-name="T12">instance</text:span>(), wire, 1);</text:p>
      <text:p text:style-name="P7"><text:tab/>BClient_Taskapp bclient = BClient_Taskapp.<text:span text:style-name="T12">createClient</text:span>(tfact);</text:p>
      <text:p text:style-name="P7"><text:tab/><text:span text:style-name="T1">return</text:span> bclient;</text:p>
      <text:p text:style-name="P7">}</text:p>
      <text:p text:style-name="P27"/>
      <text:p text:style-name="P27"/>
      <text:h text:style-name="P83" text:outline-level="2"><text:bookmark-start text:name="__RefHeading__2919_1932941800"/>Versioning<text:bookmark-end text:name="__RefHeading__2919_1932941800"/></text:h>
      <text:p text:style-name="P17">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7">Hence, adding new data members require the following steps:</text:p>
      <text:list xml:id="list1617773756251253306" text:style-name="L31">
        <text:list-item>
          <text:p text:style-name="P37">Increment the version number in BAPI class.</text:p>
        </text:list-item>
        <text:list-item>
          <text:p text:style-name="P37">Add new member(s) and tag them with “@since &lt;new version number&gt;”</text:p>
        </text:list-item>
      </text:list>
      <text:p text:style-name="P17"/>
      <text:p text:style-name="P17">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7">The generator looks for the previous definitions in a file named “bapi.xml”. Each time the generator runs it generates a “bapi_new.xml”. If your API is released, the file should be renamed to “bapi.xml” and checked in to your source code control system. </text:p>
      <text:p text:style-name="P17"><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7"/>
      <text:list xml:id="list3863812652489556327" text:style-name="L32">
        <text:list-item>
          <text:p text:style-name="P38">In class “BApi” change the version number:</text:p>
        </text:list-item>
      </text:list>
      <text:p text:style-name="P7"><text:tab/><text:span text:style-name="T1">public</text:span> <text:span text:style-name="T1">static</text:span> <text:span text:style-name="T1">final</text:span> String <text:span text:style-name="T12">VERSION</text:span> = "1.0.0.1";</text:p>
      <text:p text:style-name="P17"/>
      <text:list xml:id="list42562744" text:continue-numbering="true" text:style-name="L32">
        <text:list-item>
          <text:p text:style-name="P38">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5512243910380468829" text:style-name="L33">
        <text:list-item>
          <text:p text:style-name="P39">Press CTRL-SHIFT-O to add required imports</text:p>
        </text:list-item>
        <text:list-item>
          <text:p text:style-name="P39">Add getter and setter methods: right-click in editor window, “Source – Generate Getters and Setters”, select member “properties”, click “OK”.</text:p>
        </text:list-item>
        <text:list-item>
          <text:p text:style-name="P39">Save all files: CTRL-SHIFT-S</text:p>
        </text:list-item>
        <text:list-item>
          <text:p text:style-name="P39">Run the generator: right-click “byps.xml”, “Run As – Ant Build”</text:p>
        </text:list-item>
        <text:list-item>
          <text:p text:style-name="P39">Refresh projects “taskapp-ser” and “taskapp-srv”: right-click project, “Refresh”</text:p>
        </text:list-item>
      </text:list>
      <text:p text:style-name="P17"/>
      <text:list xml:id="list7337362155597713417" text:style-name="L34">
        <text:list-item>
          <text:p text:style-name="P40">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2">currentTimeMillis</text:span>() % 1000));</text:p>
      <text:p text:style-name="P7"><text:tab/><text:tab/>t.setUserName(args[1]);</text:p>
      <text:p text:style-name="P7"><text:tab/><text:tab/>t.setTodo(args[2]);</text:p>
      <text:p text:style-name="P7"><text:tab/><text:tab/>t.setDueDate(<text:span text:style-name="T1">new</text:span> java.util.Date(System.<text:span text:style-name="T12">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42574670" text:continue-numbering="true" text:style-name="L34">
        <text:list-header>
          <text:p text:style-name="P40"/>
        </text:list-header>
        <text:list-item>
          <text:p text:style-name="P40">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2">out</text:span>.println("id\tuser\ttodo");</text:p>
      <text:p text:style-name="P7"><text:tab/><text:tab/><text:span text:style-name="T1">for</text:span> (TaskInfo t : tasks) {</text:p>
      <text:p text:style-name="P7"><text:tab/><text:tab/><text:tab/>System.<text:span text:style-name="T12">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7"/>
      <text:h text:style-name="P83" text:outline-level="2"><text:bookmark-start text:name="__RefHeading__10361_878719377"/>Streams<text:bookmark-end text:name="__RefHeading__10361_878719377"/></text:h>
      <text:p text:style-name="P17">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7">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7"/>
      <text:p text:style-name="P17">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581152060198005650" text:style-name="L35">
        <text:list-item>
          <text:p text:style-name="P41">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8">InputStream</text:span>&gt; attachments;</text:p>
      <text:p text:style-name="P8"/>
      <text:list xml:id="list42568469" text:continue-numbering="true" text:style-name="L35">
        <text:list-item>
          <text:p text:style-name="P41">Add imports, add a getter and setter function (java.io.InputStream, java.util.List).</text:p>
        </text:list-item>
        <text:list-item>
          <text:p text:style-name="P41">Run the generator: right-click on “byps.xml”</text:p>
        </text:list-item>
        <text:list-item>
          <text:p text:style-name="P41">Refresh projects “taskapp-ser” and “taskapp-srv”: right-click project, “Refresh”</text:p>
        </text:list-item>
      </text:list>
      <text:p text:style-name="P17"/>
      <text:list xml:id="list9167778668845425280" text:style-name="L36">
        <text:list-item>
          <text:p text:style-name="P42">In the client application, add the following lines to the “TaskappMain” class in function “addTask” to add streams to the “TaskInfo” object. The supplied streams are automatically closed after they have been sent to the server.</text:p>
        </text:list-item>
      </text:list>
      <text:p text:style-name="P7"><text:tab/><text:tab/><text:span text:style-name="T1">try</text:span> {</text:p>
      <text:p text:style-name="P7"><text:tab/><text:tab/><text:tab/>ArrayList&lt;InputStream&gt; attachments = <text:span text:style-name="T1">new</text:span> ArrayList&lt;InputStream&gt;();</text:p>
      <text:p text:style-name="P7"><text:tab/><text:tab/><text:tab/>attachments.add(<text:span text:style-name="T1">new</text:span> BContentStreamWrapper(<text:span text:style-name="T1">new</text:span> FileInputStream(".project"),</text:p>
      <text:p text:style-name="P7"><text:s text:c="31"/>"text/plain", -1));</text:p>
      <text:p text:style-name="P7"><text:tab/><text:tab/><text:tab/>attachments.add(<text:span text:style-name="T1">new</text:span> BContentStreamWrapper(<text:span text:style-name="T1">new</text:span> ByteArrayInputStream(</text:p>
      <text:p text:style-name="P7"><text:s text:c="31"/>"Text as stream".getBytes()), "text/plain", -1));</text:p>
      <text:p text:style-name="P7"><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
      <text:list xml:id="list42560674" text:continue-numbering="true" text:style-name="L36">
        <text:list-header>
          <text:p text:style-name="P42"/>
        </text:list-header>
        <text:list-item>
          <text:p text:style-name="P42">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2">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2">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2">out</text:span>.print((<text:span text:style-name="T1">char</text:span>)bs.read());</text:p>
      <text:p text:style-name="P7"><text:tab/><text:tab/><text:tab/><text:tab/>}</text:p>
      <text:p text:style-name="P7"><text:tab/><text:tab/><text:tab/><text:tab/>System.<text:span text:style-name="T12">out</text:span>.print("]}, ");</text:p>
      <text:p text:style-name="P7"><text:tab/><text:tab/><text:tab/>}</text:p>
      <text:p text:style-name="P7"><text:tab/><text:tab/><text:tab/>System.<text:span text:style-name="T12">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7"/>
      <text:p text:style-name="P17"/>
      <text:p text:style-name="P17"/>
      <text:list xml:id="list6482680848409233816" text:style-name="L37">
        <text:list-item>
          <text:p text:style-name="P43">On the server-side, the function “addTask” of class “TaskServiceImpl” has to be modified. The streams inside <text:s/>the “Task” object passed to the function are only valid during the function call. They have to be duplicated in order to store them. For this reason, a copy <text:s/><text:soft-page-break/>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cloneInputStream();</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5163879221940565893" text:style-name="L46">
        <text:list-header>
          <text:p text:style-name="P78"><text:span text:style-name="T3"/></text:p>
        </text:list-header>
      </text:list>
      <text:list xml:id="list6816705155072673284" text:style-name="L47">
        <text:list-item>
          <text:p text:style-name="P79">Call this function in “addTask” before the “synchronized” block:</text:p>
        </text:list-item>
      </text:list>
      <text:p text:style-name="Code"><text:tab/>task = cloneTask(task);</text:p>
      <text:p text:style-name="Text_20_body"/>
      <text:list xml:id="list5325860436596178295" text:style-name="L48">
        <text:list-item>
          <text:p text:style-name="P80">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8">(List&lt;TaskInfo&gt; tasks) </text:span><text:span text:style-name="T9">throws</text:span><text:span text:style-name="T8">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42558226" text:continue-list="list5163879221940565893" text:style-name="L46">
        <text:list-header>
          <text:p text:style-name="P78"><text:span text:style-name="T3"/></text:p>
        </text:list-header>
        <text:list-item>
          <text:p text:style-name="P78"><text:span text:style-name="T3">Now, let function “getTasks” return a copy of tasks:</text:span></text:p>
        </text:list-item>
      </text:list>
      <text:p text:style-name="P12"><text:span text:style-name="T5"><text:tab/>return</text:span><text:span text:style-name="T6"> cloneTaskList(tasksOfUser);</text:span><text:span text:style-name="T3"> </text:span></text:p>
      <text:p text:style-name="P12"><text:span text:style-name="T3"/></text:p>
      <text:p text:style-name="Text_20_body"/>
      <text:h text:style-name="P83" text:outline-level="2">Client-side Interface, Invoke Client from Server</text:h>
      <text:p text:style-name="P17">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7">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7"/>
      <text:list xml:id="list6730340290336993565" text:style-name="L38">
        <text:list-item>
          <text:p text:style-name="P44"><text:soft-page-break/>In project “taskapp-api”, create a new interface “TaskNotify” in package “task.app” as follows, tag the interface with “@BClientRemote”. This advices the generator to create a skeleton class for all supported client-side platforms.</text:p>
        </text:list-item>
      </text:list>
      <text:p text:style-name="P15">/**</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BRemote {</text:p>
      <text:p text:style-name="Code"/>
      <text:p text:style-name="Code"><text:tab/><text:span text:style-name="T1">public</text:span> <text:span text:style-name="T1">int</text:span> <text:span text:style-name="T8">receiveTask</text:span>(TaskInfo tasks) <text:span text:style-name="T1">throws</text:span> RemoteException;</text:p>
      <text:p text:style-name="Code"><text:tab/></text:p>
      <text:p text:style-name="Code">}</text:p>
      <text:p text:style-name="Code"/>
      <text:list xml:id="list42548594" text:continue-numbering="true" text:style-name="L38">
        <text:list-header>
          <text:p text:style-name="P44"/>
        </text:list-header>
      </text:list>
      <text:list xml:id="list7272701944464783114" text:style-name="L39">
        <text:list-item>
          <text:p text:style-name="P45">Run the generator: right-click “byps.xml”, “Run As – Ant Build”</text:p>
        </text:list-item>
        <text:list-item>
          <text:p text:style-name="P45">Refresh projects “taskapp-ser” and “taskapp-srv”: right-click project, “Refresh”</text:p>
        </text:list-item>
      </text:list>
      <text:p text:style-name="P17"/>
      <text:list xml:id="list8593392878897304892" text:style-name="L40">
        <text:list-item>
          <text:p text:style-name="P46">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8">receiveTask</text:span>(TaskInfo task) <text:span text:style-name="T1">throws</text:span> RemoteException {</text:p>
      <text:p text:style-name="P12"><text:tab/><text:tab/>System.<text:span text:style-name="T12">out</text:span>.println("received task: " + task);</text:p>
      <text:p text:style-name="P12"><text:tab/><text:tab/><text:span text:style-name="T1">return</text:span> 123;</text:p>
      <text:p text:style-name="P12"><text:tab/>}</text:p>
      <text:p text:style-name="P13">}</text:p>
      <text:p text:style-name="P17"/>
      <text:list xml:id="list8294813655885905708" text:style-name="L41">
        <text:list-item>
          <text:p text:style-name="P47">In class “TaskappMain” add an instance of this class to the client object:</text:p>
        </text:list-item>
      </text:list>
      <text:p text:style-name="P7">...</text:p>
      <text:p text:style-name="P7"><text:tab/><text:tab/>BClient_Taskapp bclient = <text:span text:style-name="T12">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42567810" text:continue-numbering="true" text:style-name="L41">
        <text:list-header>
          <text:p text:style-name="P47"/>
        </text:list-header>
        <text:list-item>
          <text:p text:style-name="P47">In project “taskapp-srv”, class “TaskServiceImpl”, add a member variable “TaskappSession”:</text:p>
        </text:list-item>
      </text:list>
      <text:p text:style-name="P7"><text:tab/><text:span text:style-name="T1">private</text:span> TaskappSession <text:span text:style-name="T8">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7"/>
      <text:list xml:id="list5038979890374262050" text:style-name="L42">
        <text:list-item>
          <text:p text:style-name="P48">At the end of function “addTask”, add a call to the “receiveTask” function of the client. 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tab/>// Notify client </text:p>
      <text:p text:style-name="P7"><text:tab/>BClient_Taskapp bclient = (BClient_Taskapp)session.getClientR();</text:p>
      <text:p text:style-name="P7"><text:tab/>bclient.getTaskNotify().receiveTask(cloneTask(task));</text:p>
      <text:p text:style-name="P7"/>
      <text:p text:style-name="P17"/>
      <text:list xml:id="list5497170456056400567" text:style-name="L43">
        <text:list-item>
          <text:p text:style-name="P49">Save all sources, start the server and execute “TaskappMain add” from the Eclipse toolbar. <text:soft-page-break/>The line “received task: ...” should be displayed in the console window.</text:p>
        </text:list-item>
        <text:list-item>
          <text:p text:style-name="P49">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12">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2">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2">out</text:span>.print((<text:span text:style-name="T1">char</text:span>)bs.read());</text:p>
      <text:p text:style-name="P7"><text:tab/><text:tab/><text:tab/><text:tab/>}</text:p>
      <text:p text:style-name="P7"><text:tab/><text:tab/><text:tab/><text:tab/>System.<text:span text:style-name="T12">out</text:span>.print("]}, ");</text:p>
      <text:p text:style-name="P7"><text:tab/><text:tab/><text:tab/>}</text:p>
      <text:p text:style-name="P7"><text:tab/><text:tab/><text:tab/>System.<text:span text:style-name="T12">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7"/>
      <text:h text:style-name="P83"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list xml:id="list1915636999469425653" text:style-name="L44">
        <text:list-item>
          <text:p text:style-name="P76"><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50">xxxxxxxxxxxxxxxxxxxxxxxxxxxxx</text:p>
        </text:list-item>
      </text:list>
      <text:h text:style-name="P83" text:outline-level="2"><text:bookmark-start text:name="__RefHeading__3181_436306636"/>Client-to-Client Communication<text:bookmark-end text:name="__RefHeading__3181_436306636"/></text:h>
      <text:p text:style-name="P17">This example shows how clients can talk to each other over the server. </text:p>
      <text:h text:style-name="P83"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81"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ext:soft-page-break/>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81"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81" text:outline-level="3">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81"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3071346923143960313" text:style-name="L45">
        <text:list-item>
          <text:p text:style-name="P77">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42573625" text:continue-numbering="true" text:style-name="L45">
        <text:list-item>
          <text:p text:style-name="P77">Stop “Tomcat...” if it is running.</text:p>
        </text:list-item>
        <text:list-item>
          <text:p text:style-name="P77">Expand “Tomcat...”, right-click on “taskapp-srv”, select “Remove”.</text:p>
        </text:list-item>
        <text:list-item>
          <text:p text:style-name="P77"><text:soft-page-break/>Right-click “Tomcat...”, “Publish”</text:p>
        </text:list-item>
        <text:list-item>
          <text:p text:style-name="P77">Right-click “Tomcat...”, “Add and Remove...”, select “taskapp-srv”, click “Add &gt;”, click “Finish”</text:p>
        </text:list-item>
        <text:list-item>
          <text:p text:style-name="P77">Right-click “Tomcat...”, “Publish”</text:p>
        </text:list-item>
        <text:list-item>
          <text:p text:style-name="P77">Start “Tomcat...”</text:p>
        </text:list-item>
      </text:list>
      <text:p text:style-name="Text_20_body"/>
      <text:h text:style-name="P82"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8">BYPS: Wolfgang Imig, Binary Portable Serialization, https://github.com/wolfgangimig/byps</text:p>
          <text:p text:style-name="P28">JDK: ORACLE, JDK, http://www.oracle.com/technetwork/java/javase/downloads/index.html</text:p>
          <text:p text:style-name="P28">ECLIPSE: Eclipse Foundation, Eclipse IDE for Java EE Developers, https://www.eclipse.org/downloads/</text:p>
          <text:p text:style-name="P28">TOMCAT: Apache Software Foundation, Apache Tomcat, http://tomcat.apache.org/download-70.cgi</text:p>
          <text:p text:style-name="P28">LIBDIR: Wolfgang Imig, Directory with BYPS libraries and C++ includes, https://github.com/wolfgangimig/byps/blob/master/byps-lib.zip</text:p>
          <text:p text:style-name="P28">JSON: Crockford, Java Script Object Notation, http://www.json.org/</text:p>
          <text:p text:style-name="P28">TASKAPP: Wolfgang Imig, BYPS Taskapp Example, https://github.com/wolfgangimig/taskapp</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27T22:40:37.69</dc:date>
    <meta:editing-duration>P1DT20H19M20S</meta:editing-duration>
    <meta:editing-cycles>139</meta:editing-cycles>
    <meta:generator>OpenOffice.org/3.4.1$Win32 OpenOffice.org_project/341m1$Build-9593</meta:generator>
    <meta:document-statistic meta:table-count="3" meta:image-count="40" meta:object-count="0" meta:page-count="36" meta:paragraph-count="886" meta:word-count="6655" meta:character-count="49264"/>
  </office:meta>
</office:document-meta>
</file>